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yleModel.getHeaderCellSortab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DefaultSty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Ro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DataCellFilter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DefaultStyleModel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TableHea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HeaderCell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Tab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HeaderCellFilter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DataCellSor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HeaderCellSor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DataCell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AltRo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HeaderRo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FooterRo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TableFoo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yleModel.getCap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